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ParseException.buildMessage( String message , @ Nullable Encoded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ParseException.ScriptParseException( String message , @ Nullable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ParseException.ScriptParseException( String message , @ Nullable EncodedResource resourc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